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87mm"/>
    </style:style>
    <style:style style:name="co2" style:family="table-column">
      <style:table-column-properties fo:break-before="auto" style:column-width="37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11/09/18</text:p>
          </table:table-cell>
          <table:table-cell/>
          <table:table-cell office:value-type="string" calcext:value-type="string">
            <text:p>Nb eclipse crash</text:p>
          </table:table-cell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11/09/1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11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5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25" calcext:value-type="date">
            <text:p>25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25" calcext:value-type="date">
            <text:p>25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1" calcext:value-type="date">
            <text:p>01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5" calcext:value-type="date">
            <text:p>05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5" office:value-type="string" calcext:value-type="string">
            <text:p>Terminée</text:p>
          </table:table-cell>
          <table:table-cell table:style-name="ce6" office:value-type="date" office:date-value="2018-09-27" calcext:value-type="date">
            <text:p>27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s des CU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style-name="ce6" office:value-type="date" office:date-value="2018-10-01" calcext:value-type="date">
            <text:p>01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5" calcext:value-type="date">
            <text:p>05/10/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éécriture scénarios 1 à 8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9" calcext:value-type="date">
            <text:p>09/10/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éécriture scénarios 9 et 10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10" calcext:value-type="date">
            <text:p>10/10/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ise en page des scénario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10" calcext:value-type="date">
            <text:p>10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nte diagramme de clas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office:value-type="string" calcext:value-type="string">
            <text:p>15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nte CU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office:value-type="string" calcext:value-type="string">
            <text:p>15/10/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réation des DSS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23" calcext:value-type="date">
            <text:p>23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 graphique</text:p>
          </table:table-cell>
          <table:table-cell office:value-type="string" calcext:value-type="string">
            <text:p>Valentine, 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01" calcext:value-type="date">
            <text:p>01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des DSS sur plantUML</text:p>
          </table:table-cell>
          <table:table-cell office:value-type="string" calcext:value-type="string">
            <text:p>Alexandre, 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01" calcext:value-type="date">
            <text:p>01/11/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énération md en PDF</text:p>
          </table:table-cell>
          <table:table-cell table:style-name="ce5"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01" calcext:value-type="date">
            <text:p>01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des DSS détaillés</text:p>
          </table:table-cell>
          <table:table-cell office:value-type="string" calcext:value-type="string">
            <text:p>Martin, Rémi</text:p>
          </table:table-cell>
          <table:table-cell office:value-type="string" calcext:value-type="string">
            <text:p>Terminée</text:p>
          </table:table-cell>
          <table:table-cell table:style-name="ce7" office:value-type="date" office:date-value="2018-10-31" calcext:value-type="date">
            <text:p>31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ion des DSS</text:p>
          </table:table-cell>
          <table:table-cell table:style-name="ce5" office:value-type="string" calcext:value-type="string">
            <text:p>Valentine, 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18" calcext:value-type="date">
            <text:p>18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tion des DSS sur plantUML</text:p>
          </table:table-cell>
          <table:table-cell table:style-name="ce5"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19" calcext:value-type="date">
            <text:p>19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cture de l’interface graphique</text:p>
          </table:table-cell>
          <table:table-cell table:style-name="ce5" office:value-type="string" calcext:value-type="string">
            <text:p>Martin, 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13" calcext:value-type="date">
            <text:p>13/11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des scénarios 11/12 avec DS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1-18" calcext:value-type="date">
            <text:p>18/11/18</text:p>
          </table:table-cell>
          <table:table-cell table:number-columns-repeated="2"/>
        </table:table-row>
        <table:table-row table:style-name="ro1" table:number-rows-repeated="31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22:18:10.322998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11-18T22:28:21.108060830</dc:date>
    <meta:editing-duration>PT1H43M58S</meta:editing-duration>
    <meta:editing-cycles>11</meta:editing-cycles>
    <meta:generator>LibreOffice/5.1.6.2$Linux_X86_64 LibreOffice_project/10m0$Build-2</meta:generator>
    <meta:document-statistic meta:table-count="1" meta:cell-count="122" meta:object-count="0"/>
  </office:meta>
</office:document-meta>
</file>